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133000000902800668530B0BFE1.jpg" manifest:media-type="image/jpeg"/>
  <manifest:file-entry manifest:full-path="Pictures/10000000000001A5000000D7D147B6F454EC98F9.jpg" manifest:media-type="image/jpeg"/>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4/settings.xml" manifest:media-type="text/xml"/>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setting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meta.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elle1" style:family="table">
      <style:table-properties style:width="16.999cm" table:align="margins"/>
    </style:style>
    <style:style style:name="Tabelle1.A" style:family="table-column">
      <style:table-column-properties style:column-width="5.666cm" style:rel-column-width="21845*"/>
    </style:style>
    <style:style style:name="Tabelle1.A1" style:family="table-cell">
      <style:table-cell-properties fo:padding="0.097cm" fo:border-left="0.05pt solid #000000" fo:border-right="none" fo:border-top="0.05pt solid #000000" fo:border-bottom="0.05pt solid #000000"/>
    </style:style>
    <style:style style:name="Tabelle1.C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B2" style:family="table-cell" style:data-style-name="N0">
      <style:table-cell-properties fo:padding="0.097cm" fo:border-left="0.05pt solid #000000" fo:border-right="none" fo:border-top="none" fo:border-bottom="0.05pt solid #000000"/>
    </style:style>
    <style:style style:name="Tabelle1.C2" style:family="table-cell" style:data-style-name="N0">
      <style:table-cell-properties fo:padding="0.097cm" fo:border-left="0.05pt solid #000000" fo:border-right="0.05pt solid #000000" fo:border-top="none" fo:border-bottom="0.05pt solid #000000"/>
    </style:style>
    <style:style style:name="Tabelle2" style:family="table">
      <style:table-properties style:width="16.999cm" table:align="margins"/>
    </style:style>
    <style:style style:name="Tabelle2.A" style:family="table-column">
      <style:table-column-properties style:column-width="5.666cm" style:rel-column-width="21845*"/>
    </style:style>
    <style:style style:name="Tabelle2.A1" style:family="table-cell">
      <style:table-cell-properties fo:padding="0.097cm" fo:border-left="0.05pt solid #000000" fo:border-right="none" fo:border-top="0.05pt solid #000000" fo:border-bottom="0.05pt solid #000000"/>
    </style:style>
    <style:style style:name="Tabelle2.C1" style:family="table-cell">
      <style:table-cell-properties fo:padding="0.097cm" fo:border="0.05pt solid #000000"/>
    </style:style>
    <style:style style:name="Tabelle2.A2" style:family="table-cell">
      <style:table-cell-properties fo:padding="0.097cm" fo:border-left="0.05pt solid #000000" fo:border-right="none" fo:border-top="none" fo:border-bottom="0.05pt solid #000000"/>
    </style:style>
    <style:style style:name="Tabelle2.B2" style:family="table-cell" style:data-style-name="N0">
      <style:table-cell-properties fo:padding="0.097cm" fo:border-left="0.05pt solid #000000" fo:border-right="none" fo:border-top="none" fo:border-bottom="0.05pt solid #000000"/>
    </style:style>
    <style:style style:name="Tabelle2.C2" style:family="table-cell" style:data-style-name="N0">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fo:font-size="10pt" style:font-size-asian="10pt" style:font-size-complex="10pt"/>
    </style:style>
    <style:style style:name="P2" style:family="paragraph" style:parent-style-name="Standard">
      <style:paragraph-properties fo:text-align="justify" style:justify-single-word="false"/>
      <style:text-properties fo:language="de" fo:country="DE" officeooo:rsid="0003af8a" officeooo:paragraph-rsid="0003af8a" style:language-asian="zxx" style:country-asian="none" style:language-complex="zxx" style:country-complex="none"/>
    </style:style>
    <style:style style:name="P3" style:family="paragraph" style:parent-style-name="Standard">
      <style:paragraph-properties fo:text-align="justify" style:justify-single-word="false"/>
      <style:text-properties fo:language="de" fo:country="DE" style:language-asian="zxx" style:country-asian="none" style:language-complex="zxx" style:country-complex="none"/>
    </style:style>
    <style:style style:name="P4" style:family="paragraph" style:parent-style-name="Standard">
      <style:paragraph-properties fo:text-align="justify" style:justify-single-word="false"/>
      <style:text-properties fo:language="de" fo:country="DE" officeooo:rsid="000990c4" officeooo:paragraph-rsid="000990c4" style:language-asian="zxx" style:country-asian="none" style:language-complex="zxx" style:country-complex="none"/>
    </style:style>
    <style:style style:name="P5" style:family="paragraph" style:parent-style-name="Standard">
      <style:paragraph-properties fo:text-align="justify" style:justify-single-word="false"/>
      <style:text-properties fo:language="de" fo:country="DE" officeooo:rsid="000e5670" officeooo:paragraph-rsid="000e5670" style:language-asian="zxx" style:country-asian="none" style:language-complex="zxx" style:country-complex="none"/>
    </style:style>
    <style:style style:name="P6" style:family="paragraph" style:parent-style-name="Standard">
      <style:paragraph-properties fo:text-align="justify" style:justify-single-word="false"/>
      <style:text-properties fo:font-size="14pt" fo:language="de" fo:country="DE" fo:font-weight="bold" style:font-size-asian="14pt" style:language-asian="zxx" style:country-asian="none" style:font-weight-asian="bold" style:font-size-complex="14pt" style:language-complex="zxx" style:country-complex="none" style:font-weight-complex="bold"/>
    </style:style>
    <style:style style:name="P7" style:family="paragraph" style:parent-style-name="Table_20_Contents">
      <style:paragraph-properties fo:text-align="justify" style:justify-single-word="false"/>
    </style:style>
    <style:style style:name="P8" style:family="paragraph" style:parent-style-name="Standard" style:list-style-name="L5">
      <style:paragraph-properties fo:text-align="justify" style:justify-single-word="false"/>
      <style:text-properties fo:language="de" fo:country="DE" officeooo:rsid="0003af8a" officeooo:paragraph-rsid="0003af8a" style:language-asian="zxx" style:country-asian="none" style:language-complex="zxx" style:country-complex="none"/>
    </style:style>
    <style:style style:name="P9" style:family="paragraph" style:parent-style-name="Standard" style:list-style-name="L6">
      <style:paragraph-properties fo:text-align="justify" style:justify-single-word="false"/>
      <style:text-properties fo:language="de" fo:country="DE" style:language-asian="zxx" style:country-asian="none" style:language-complex="zxx" style:country-complex="none"/>
    </style:style>
    <style:style style:name="P10" style:family="paragraph" style:parent-style-name="Standard" style:list-style-name="L7">
      <style:paragraph-properties fo:text-align="justify" style:justify-single-word="false"/>
      <style:text-properties fo:language="de" fo:country="DE" style:language-asian="zxx" style:country-asian="none" style:language-complex="zxx" style:country-complex="none"/>
    </style:style>
    <style:style style:name="P11" style:family="paragraph" style:parent-style-name="Standard" style:list-style-name="L8">
      <style:paragraph-properties fo:text-align="justify" style:justify-single-word="false"/>
      <style:text-properties fo:language="de" fo:country="DE" style:language-asian="zxx" style:country-asian="none" style:language-complex="zxx" style:country-complex="none"/>
    </style:style>
    <style:style style:name="P12" style:family="paragraph" style:parent-style-name="Standard" style:list-style-name="L8">
      <style:paragraph-properties fo:text-align="justify" style:justify-single-word="false"/>
      <style:text-properties fo:language="de" fo:country="DE" officeooo:paragraph-rsid="0008a61c" style:language-asian="zxx" style:country-asian="none" style:language-complex="zxx" style:country-complex="none"/>
    </style:style>
    <style:style style:name="P13" style:family="paragraph" style:parent-style-name="Standard" style:list-style-name="L8">
      <style:paragraph-properties fo:text-align="justify" style:justify-single-word="false"/>
      <style:text-properties fo:language="de" fo:country="DE" officeooo:rsid="0006ef18" officeooo:paragraph-rsid="0006ef18" style:language-asian="zxx" style:country-asian="none" style:language-complex="zxx" style:country-complex="none"/>
    </style:style>
    <style:style style:name="P14" style:family="paragraph">
      <loext:graphic-properties draw:fill="none" draw:fill-color="#ffffff"/>
      <style:text-properties fo:font-size="10pt" style:font-size-asian="10pt" style:font-size-complex="10pt"/>
    </style:style>
    <style:style style:name="T1" style:family="text">
      <style:text-properties officeooo:rsid="000b6768"/>
    </style:style>
    <style:style style:name="T2" style:family="text">
      <style:text-properties officeooo:rsid="0006ef18"/>
    </style:style>
    <style:style style:name="T3" style:family="text">
      <style:text-properties officeooo:rsid="000e5670"/>
    </style:style>
    <style:style style:name="T4" style:family="text">
      <style:text-properties fo:font-size="10pt" style:font-size-asian="10pt" style:font-size-complex="10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ormula">
      <style:graphic-properties style:vertical-pos="middle" style:vertical-rel="text" style:horizontal-pos="from-left" style:horizontal-rel="paragraph-content" draw:ole-draw-aspect="1"/>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1.346cm"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Mensch ärgere Dich nicht</text:p>
      <text:p text:style-name="P3"/>
      <text:list xml:id="list8960948872497995421" text:style-name="L5">
        <text:list-item>
          <text:p text:style-name="P8">Wie groß sind die Handlungsspielräume eines Spielers (unter den herkömmlichen Regeln und unter den geänderten Regeln)?</text:p>
        </text:list-item>
      </text:list>
      <text:p text:style-name="P2"/>
      <text:p text:style-name="P4">Der Handlungsspielraum wird durch <text:span text:style-name="T3">die erweiterte Schlagmöglichkeit und der Aufhebung der Schlagpflicht erhöht.</text:span></text:p>
      <text:p text:style-name="P5">Eigene Spielfiguren können öfter Gegner schlagen und kommen deswegen schneller zu ihrer HomeBase.</text:p>
      <text:p text:style-name="P5">Wie folgende Grafik zeigt:</text:p>
      <text:p text:style-name="P2"/>
      <text:list xml:id="list70931710787737" text:continue-numbering="true" text:style-name="L5">
        <text:list-item>
          <text:p text:style-name="P8"><text:s/>Ist "Ziehe mit der am weitesten vorne befindlichen Figur" bei Zugrundelegung der geänderten Regeln immer noch eine Strategie, die häufiger gewinnt, als sich durch Zufall erklären lässt? Vergleichen Sie die Ergebnisse mit denen, die sich bei den herkömmlichen Regeln ergeben.</text:p>
        </text:list-item>
        <text:list-item>
          <text:p text:style-name="P8">Entwickeln Sie mindestens eine Strategie, die unter den geänderten Regeln mehr als 44% der Runden gewinnt, wenn die anderen Spieler ihre Züge zufällig wählen. Wodurch lässt sich der Erfolg Ihrer Strategie erklären? Versuchen Sie, Ihre Vermutungen mit Zahlen zu belegen.</text:p>
        </text:list-item>
      </text:list>
      <text:p text:style-name="P2"/>
      <text:p text:style-name="P2">Untersuchen und lösen Sie alle Teilaufgaben für Szenarien mit 4 und mit 6 Spielern.</text:p>
      <text:p text:style-name="P3"/>
      <text:p text:style-name="P3"/>
      <text:p text:style-name="P3">Unser Handlungsspielraum wird durch das Zurückschlagen erhöht, weil da durch die Spielfigur schneller in die Homebase kommen kann.</text:p>
      <text:p text:style-name="P3"/>
      <text:p text:style-name="P3">4 Spieler:</text:p>
      <text:p text:style-name="P3"/>
      <text:p text:style-name="P3"><draw:frame draw:style-name="fr2" draw:name="Objekt1" text:anchor-type="as-char" svg:width="5.369cm" svg:height="0.52cm" draw:z-index="4"><draw:object xlink:href="./Object 1" xlink:type="simple" xlink:show="embed" xlink:actuate="onLoad"/><draw:image xlink:href="./ObjectReplacements/Object 1" xlink:type="simple" xlink:show="embed" xlink:actuate="onLoad"/></draw:frame><draw:frame draw:style-name="fr2" draw:name="Objekt2" text:anchor-type="as-char" svg:width="5.715cm" svg:height="1.102cm" draw:z-index="5"><draw:object xlink:href="./Object 2" xlink:type="simple" xlink:show="embed" xlink:actuate="onLoad"/><draw:image xlink:href="./ObjectReplacements/Object 2" xlink:type="simple" xlink:show="embed" xlink:actuate="onLoad"/></draw:frame></text:p>
      <text:p text:style-name="P3"/>
      <text:p text:style-name="P3">Strategien-Test: </text:p>
      <table:table table:name="Tabelle1" table:style-name="Tabelle1">
        <table:table-column table:style-name="Tabelle1.A" table:number-columns-repeated="3"/>
        <table:table-row>
          <table:table-cell table:style-name="Tabelle1.A1" office:value-type="string">
            <text:p text:style-name="P7">Strategie</text:p>
          </table:table-cell>
          <table:table-cell table:style-name="Tabelle1.A1" office:value-type="string">
            <text:p text:style-name="P7">10 Spiele</text:p>
          </table:table-cell>
          <table:table-cell table:style-name="Tabelle1.C1" office:value-type="string">
            <text:p text:style-name="P7">20 Spiele</text:p>
          </table:table-cell>
        </table:table-row>
        <table:table-row>
          <table:table-cell table:style-name="Tabelle1.A2" office:value-type="string">
            <text:p text:style-name="P7">TFBT</text:p>
          </table:table-cell>
          <table:table-cell table:style-name="Tabelle1.B2" office:value-type="float" office:value="45.1">
            <text:p text:style-name="P7">45,1</text:p>
          </table:table-cell>
          <table:table-cell table:style-name="Tabelle1.C2" office:value-type="float" office:value="44.2">
            <text:p text:style-name="P7">44,2</text:p>
          </table:table-cell>
        </table:table-row>
        <table:table-row>
          <table:table-cell table:style-name="Tabelle1.A2" office:value-type="string">
            <text:p text:style-name="P7">KAF</text:p>
          </table:table-cell>
          <table:table-cell table:style-name="Tabelle1.B2" office:value-type="float" office:value="39">
            <text:p text:style-name="P7">39</text:p>
          </table:table-cell>
          <table:table-cell table:style-name="Tabelle1.C2" office:value-type="float" office:value="40.55">
            <text:p text:style-name="P7">40,55</text:p>
          </table:table-cell>
        </table:table-row>
        <table:table-row>
          <table:table-cell table:style-name="Tabelle1.A2" office:value-type="string">
            <text:p text:style-name="P7">TFBTandKAF</text:p>
          </table:table-cell>
          <table:table-cell table:style-name="Tabelle1.B2" office:value-type="float" office:value="45.5">
            <text:p text:style-name="P7">45,5</text:p>
          </table:table-cell>
          <table:table-cell table:style-name="Tabelle1.C2" office:value-type="float" office:value="45.35">
            <text:p text:style-name="P7">45,35</text:p>
          </table:table-cell>
        </table:table-row>
      </table:table>
      <text:p text:style-name="P3"/>
      <text:p text:style-name="P3"/>
      <text:p text:style-name="P3"/>
      <text:p text:style-name="P3"><text:soft-page-break/></text:p>
      <text:p text:style-name="P3">6 Spieler:</text:p>
      <text:p text:style-name="P3"/>
      <text:p text:style-name="P3"><draw:frame draw:style-name="fr2" draw:name="Objekt3" text:anchor-type="as-char" svg:width="4.891cm" svg:height="1.085cm" draw:z-index="0"><draw:object xlink:href="./Object 3" xlink:type="simple" xlink:show="embed" xlink:actuate="onLoad"/><draw:image xlink:href="./ObjectReplacements/Object 3" xlink:type="simple" xlink:show="embed" xlink:actuate="onLoad"/></draw:frame><draw:frame draw:style-name="fr2" draw:name="Objekt4" text:anchor-type="as-char" svg:width="5.046cm" svg:height="1.667cm" draw:z-index="1"><draw:object xlink:href="./Object 4" xlink:type="simple" xlink:show="embed" xlink:actuate="onLoad"/><draw:image xlink:href="./ObjectReplacements/Object 4" xlink:type="simple" xlink:show="embed" xlink:actuate="onLoad"/></draw:frame></text:p>
      <text:p text:style-name="P3"/>
      <text:p text:style-name="P3">Strategien-Test: </text:p>
      <table:table table:name="Tabelle2" table:style-name="Tabelle2">
        <table:table-column table:style-name="Tabelle2.A" table:number-columns-repeated="3"/>
        <table:table-row>
          <table:table-cell table:style-name="Tabelle2.A1" office:value-type="string">
            <text:p text:style-name="P7">Strategie</text:p>
          </table:table-cell>
          <table:table-cell table:style-name="Tabelle2.A1" office:value-type="string">
            <text:p text:style-name="P7">10 Spiele</text:p>
          </table:table-cell>
          <table:table-cell table:style-name="Tabelle2.C1" office:value-type="string">
            <text:p text:style-name="P7">20 Spiele</text:p>
          </table:table-cell>
        </table:table-row>
        <table:table-row>
          <table:table-cell table:style-name="Tabelle2.A2" office:value-type="string">
            <text:p text:style-name="P7">TFBT</text:p>
          </table:table-cell>
          <table:table-cell table:style-name="Tabelle2.B2" office:value-type="float" office:value="41.7">
            <text:p text:style-name="P7">41,7</text:p>
          </table:table-cell>
          <table:table-cell table:style-name="Tabelle2.C2" office:value-type="float" office:value="41.6">
            <text:p text:style-name="P7">41,6</text:p>
          </table:table-cell>
        </table:table-row>
        <table:table-row>
          <table:table-cell table:style-name="Tabelle2.A2" office:value-type="string">
            <text:p text:style-name="P7">KAF</text:p>
          </table:table-cell>
          <table:table-cell table:style-name="Tabelle2.B2" office:value-type="float" office:value="39">
            <text:p text:style-name="P7">39</text:p>
          </table:table-cell>
          <table:table-cell table:style-name="Tabelle2.C2" office:value-type="float" office:value="38.5">
            <text:p text:style-name="P7">38,5</text:p>
          </table:table-cell>
        </table:table-row>
        <table:table-row>
          <table:table-cell table:style-name="Tabelle2.A2" office:value-type="string">
            <text:p text:style-name="P7">TFBTandKAF</text:p>
          </table:table-cell>
          <table:table-cell table:style-name="Tabelle2.B2" office:value-type="float" office:value="43.4">
            <text:p text:style-name="P7">43,4</text:p>
          </table:table-cell>
          <table:table-cell table:style-name="Tabelle2.C2" office:value-type="float" office:value="43.2">
            <text:p text:style-name="P7">43,2</text:p>
          </table:table-cell>
        </table:table-row>
      </table:table>
      <text:p text:style-name="P3"/>
      <text:p text:style-name="P3"/>
      <text:p text:style-name="P3"/>
      <text:p text:style-name="P3"/>
      <text:p text:style-name="P3"/>
      <text:p text:style-name="P3">Sonderfälle: </text:p>
      <text:list xml:id="list292556032783301911" text:style-name="L6">
        <text:list-item>
          <text:list>
            <text:list-item>
              <text:list>
                <text:list-item>
                  <text:p text:style-name="P9">zurückschlagen um schneller in die Homebase zu kommen</text:p>
                </text:list-item>
              </text:list>
            </text:list-item>
          </text:list>
        </text:list-item>
      </text:list>
      <text:p text:style-name="P3"/>
      <text:p text:style-name="P3">Strategie:</text:p>
      <text:list xml:id="list3134908033963101754" text:style-name="L7">
        <text:list-item>
          <text:list>
            <text:list-item>
              <text:list>
                <text:list-item>
                  <text:p text:style-name="P10">Sonderfall: 1.</text:p>
                </text:list-item>
                <text:list-item>
                  <text:p text:style-name="P10">Kann ich schlagen? Wenn ja kann ich nach vorne oder nach hinten schlagen. Schlagen nach hinten nur bei einem Würfelwert unter <text:s/>&lt; 3</text:p>
                </text:list-item>
                <text:list-item>
                  <text:p text:style-name="P10">Bewege mit Würfelwert &gt;= 3 den ersten und mit &lt; 3 den nach-ersten.</text:p>
                </text:list-item>
              </text:list>
            </text:list-item>
          </text:list>
        </text:list-item>
      </text:list>
      <text:p text:style-name="P3"><text:tab/></text:p>
      <text:p text:style-name="P3"/>
      <text:p text:style-name="P3">Aufbau der CSV-Datei:</text:p>
      <text:p text:style-name="P3"/>
      <text:list xml:id="list5636192943823324690" text:style-name="L8">
        <text:list-item>
          <text:p text:style-name="P11">Spiel gewonnen 1 | 0</text:p>
        </text:list-item>
        <text:list-item>
          <text:p text:style-name="P11">Wie oft gab es die Chance ein gegnerisches Token zu schlagen?</text:p>
        </text:list-item>
        <text:list-item>
          <text:p text:style-name="P11">Wie oft wurde ein Token aus StartZone herausgezogen?</text:p>
        </text:list-item>
        <text:list-item>
          <text:p text:style-name="P12">Anzahl <text:span text:style-name="T2">aller</text:span> Spielzüge </text:p>
        </text:list-item>
        <text:list-item>
          <text:p text:style-name="P13">Anzahl meiner Spielzüge (n)</text:p>
        </text:list-item>
        <text:list-item>
          <text:p text:style-name="P13">Liste von 1 bis n mit gemittelten Positionswerten der eigenen Tokens zur Visualisierung des Spielverlaufs</text:p>
          <text:p text:style-name="P11"/>
        </text:list-item>
      </text:list>
      <text:p text:style-name="P3"/>
      <text:p text:style-name="P3"/>
      <text:p text:style-name="P3"><text:soft-page-break/></text:p>
      <text:p text:style-name="P3"/>
      <text:p text:style-name="P3">Commandozeile um Ludo zu starten:</text:p>
      <text:p text:style-name="P3">ordnername ludo → Dateien ludo-new.jar, commons-cli-1.2.jar und ordner „strategy“ hinzufügen → in strategy die class datein reinpacken.</text:p>
      <text:p text:style-name="P3"/>
      <text:p text:style-name="P3">java -cp ludo-new.jar;commons-cli-1.2.jar ludo.LudoCli -m 10000 -p <text:a xlink:type="simple" xlink:href="../../../../../../c:/ludo" text:style-name="Internet_20_link" text:visited-style-name="Visited_20_Internet_20_Link">c:\ludo</text:a> -r AlwaysFirstStrategy -b <text:s/>AlwaysFirstStrategy -g <text:s/>AlwaysFirstStrategy -o <text:s/>AlwaysFirstStrateg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fo:font-size="10pt" style:font-size-asian="10pt" style:font-size-complex="10pt"/>
    </style:style>
    <style:style style:name="MP2" style:family="paragraph">
      <loext:graphic-properties draw:fill="none" draw:fill-color="#ffffff"/>
      <style:text-properties fo:font-size="10pt" style:font-size-asian="10pt" style:font-size-complex="10pt"/>
    </style:style>
    <style:style style:name="MT1" style:family="text">
      <style:text-properties fo:font-size="10pt" style:font-size-asian="10pt" style:font-size-complex="10pt"/>
    </style:style>
    <style:style style:name="MT2" style:family="text">
      <style:text-properties officeooo:rsid="000b6768"/>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M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M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M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M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style:style style:name="Mgr1" style:family="graphic">
      <style:graphic-properties draw:stroke="none" svg:stroke-color="#000000" draw:fill="none" draw:fill-color="#ffffff" fo:min-height="1.346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0.999cm" fo:page-height="29.699cm" style:num-format="1" style:print-orientation="portrait" fo:margin-top="2cm" fo:margin-bottom="2cm" fo:margin-left="2cm" fo:margin-right="2cm" fo:border="none" fo:padding="0cm" style:shadow="none" style:writing-mode="lr-tb"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cfe7f5"/>
      </style:header-style>
      <style:footer-style>
        <style:header-footer-properties fo:min-height="0.6cm" fo:margin-left="0cm" fo:margin-right="0cm" fo:margin-top="0.499cm" fo:background-color="transparent" style:dynamic-spacing="false" draw:fill="none" draw:fill-color="#cfe7f5"/>
      </style:footer-style>
    </style:page-layout>
  </office:automatic-styles>
  <office:master-styles>
    <style:master-page style:name="Standard" style:page-layout-name="Mpm1">
      <style:header>
        <text:p text:style-name="Header"><draw:frame draw:style-name="Mfr1" draw:name="Bild1" text:anchor-type="paragraph" svg:x="-0.016cm" svg:y="-1.482cm" svg:width="4.512cm" svg:height="2.305cm" draw:z-index="6"><draw:image xlink:href="Pictures/10000000000001A5000000D7D147B6F454EC98F9.jpg" xlink:type="simple" xlink:show="embed" xlink:actuate="onLoad"/></draw:frame><draw:frame draw:style-name="Mfr1" draw:name="Bild2" text:anchor-type="paragraph" svg:x="12.134cm" svg:y="-1.503cm" svg:width="4.897cm" svg:height="2.298cm" draw:z-index="9"><draw:image xlink:href="Pictures/1000000000000133000000902800668530B0BFE1.jpg" xlink:type="simple" xlink:show="embed" xlink:actuate="onLoad"/></draw:frame></text:p>
      </style:header>
      <style:footer>
        <text:p text:style-name="MP1"><draw:frame text:anchor-type="paragraph" draw:z-index="12" draw:style-name="Mgr1" draw:text-style-name="MP2" svg:width="4.869cm" svg:height="1.347cm" svg:x="0.145cm" svg:y="0.005cm"><draw:text-box><text:p><text:span text:style-name="MT1">Simon Krause, </text:span><text:span text:style-name="MT1"><text:tab/></text:span><text:span text:style-name="MT1">187198</text:span></text:p><text:p><text:span text:style-name="MT1">Erik Svenonius,</text:span><text:span text:style-name="MT1"><text:tab/></text:span></text:p></draw:text-box></draw:frame><draw:frame text:anchor-type="paragraph" draw:z-index="15" draw:style-name="Mgr1" draw:text-style-name="MP2" svg:width="4.869cm" svg:height="1.347cm" svg:x="14.129cm" svg:y="-0.116cm"><draw:text-box><text:p><text:span text:style-name="MT1">Intelligente Systeme</text:span></text:p><text:p><text:span text:style-name="MT1">WS 2015/16</text:span></text:p></draw:text-box></draw:frame><text:page-number text:select-page="current">3</text:page-number> <text:span text:style-name="MT2">von </text:span><text:span text:style-name="MT2"><text:page-count>3</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3H42M41S</meta:editing-duration>
    <meta:editing-cycles>22</meta:editing-cycles>
    <meta:generator>LibreOffice/5.0.2.2$Linux_X86_64 LibreOffice_project/00m0$Build-2</meta:generator>
    <dc:date>2015-10-27T07:09:29.846473437</dc:date>
    <meta:document-statistic meta:table-count="2" meta:image-count="2" meta:object-count="4" meta:page-count="3" meta:paragraph-count="58" meta:word-count="348" meta:character-count="2278" meta:non-whitespace-character-count="1988"/>
    <meta:user-defined meta:name="Info 1"/>
    <meta:user-defined meta:name="Info 2"/>
    <meta:user-defined meta:name="Info 3"/>
    <meta:user-defined meta:name="Info 4"/>
  </office:meta>
</office:document-meta>
</file>

<file path=Object 1/content.xml><?xml version="1.0" encoding="utf-8"?>
<math xmlns="http://www.w3.org/1998/Math/MathML">
  <semantics>
    <mrow>
      <mrow>
        <mrow>
          <msqrt>
            <mrow>
              <mrow>
                <mn>100</mn>
                <mo stretchy="false">∗</mo>
                <mn>0.25</mn>
              </mrow>
              <mrow>
                <mo stretchy="false">(</mo>
                <mrow>
                  <mrow>
                    <mn>1</mn>
                    <mo stretchy="false">−</mo>
                    <mn>0.25</mn>
                  </mrow>
                </mrow>
                <mo stretchy="false">)</mo>
              </mrow>
            </mrow>
          </msqrt>
          <mo stretchy="false">≈</mo>
          <mn>4.33</mn>
        </mrow>
        <mo stretchy="false">&gt;</mo>
        <mn>3</mn>
      </mrow>
    </mrow>
    <annotation encoding="StarMath 5.0">sqrt{100*0.25(1-0.25)} approx 4.33 &gt; 3 </annotation>
  </semantics>
</math>
</file>

<file path=Object 2/content.xml><?xml version="1.0" encoding="utf-8"?>
<math xmlns="http://www.w3.org/1998/Math/MathML">
  <semantics>
    <mrow>
      <mrow>
        <mrow>
          <msqrt>
            <mrow>
              <mfrac>
                <mrow>
                  <mrow>
                    <mn>0.25</mn>
                    <mo stretchy="false">∗</mo>
                    <mrow>
                      <mo stretchy="false">(</mo>
                      <mrow>
                        <mrow>
                          <mn>1</mn>
                          <mo stretchy="false">−</mo>
                          <mn>0.25</mn>
                        </mrow>
                      </mrow>
                      <mo stretchy="false">)</mo>
                    </mrow>
                  </mrow>
                </mrow>
                <mrow>
                  <mn>100</mn>
                </mrow>
              </mfrac>
            </mrow>
          </msqrt>
          <mo stretchy="false">≈</mo>
          <mn>0.0433</mn>
        </mrow>
        <mo stretchy="false">&lt;</mo>
        <mn>0.05</mn>
      </mrow>
    </mrow>
    <annotation encoding="StarMath 5.0">sqrt{{0.25*(1-0.25)} over {100} } approx 0.0433 &lt; 0.05</annotation>
  </semantics>
</math>
</file>

<file path=Object 3/content.xml><?xml version="1.0" encoding="utf-8"?>
<math xmlns="http://www.w3.org/1998/Math/MathML">
  <semantics>
    <mrow>
      <mrow>
        <mrow>
          <msqrt>
            <mrow>
              <mrow>
                <mfrac>
                  <mrow>
                    <mn>100</mn>
                    <mo stretchy="false">∗</mo>
                    <mrow>
                      <mn>1</mn>
                    </mrow>
                  </mrow>
                  <mrow>
                    <mn>6</mn>
                  </mrow>
                </mfrac>
                <mo stretchy="false">∗</mo>
                <mrow>
                  <mo stretchy="false">(</mo>
                  <mrow>
                    <mrow>
                      <mn>1</mn>
                      <mo stretchy="false">−</mo>
                      <mfrac>
                        <mrow>
                          <mn>1</mn>
                        </mrow>
                        <mrow>
                          <mn>6</mn>
                        </mrow>
                      </mfrac>
                    </mrow>
                  </mrow>
                  <mo stretchy="false">)</mo>
                </mrow>
              </mrow>
            </mrow>
          </msqrt>
          <mo stretchy="false">≈</mo>
          <mn>3.727</mn>
        </mrow>
        <mo stretchy="false">&gt;</mo>
        <mn>3</mn>
      </mrow>
    </mrow>
    <annotation encoding="StarMath 5.0">sqrt{100*{1} over {6}*(1-{1} over {6}) } approx 3.727 &gt; 3</annotation>
  </semantics>
</math>
</file>

<file path=Object 4/content.xml><?xml version="1.0" encoding="utf-8"?>
<math xmlns="http://www.w3.org/1998/Math/MathML">
  <semantics>
    <mrow>
      <mrow>
        <mrow>
          <msqrt>
            <mrow>
              <mfrac>
                <mrow>
                  <mrow>
                    <mfrac>
                      <mrow>
                        <mn>1</mn>
                      </mrow>
                      <mrow>
                        <mn>6</mn>
                      </mrow>
                    </mfrac>
                    <mo stretchy="false">∗</mo>
                    <mrow>
                      <mo stretchy="false">(</mo>
                      <mrow>
                        <mrow>
                          <mn>1</mn>
                          <mo stretchy="false">−</mo>
                          <mfrac>
                            <mrow>
                              <mn>1</mn>
                            </mrow>
                            <mrow>
                              <mn>6</mn>
                            </mrow>
                          </mfrac>
                        </mrow>
                      </mrow>
                      <mo stretchy="false">)</mo>
                    </mrow>
                  </mrow>
                </mrow>
                <mrow>
                  <mn>100</mn>
                </mrow>
              </mfrac>
            </mrow>
          </msqrt>
          <mo stretchy="false">≈</mo>
          <mn>0.03727</mn>
        </mrow>
        <mo stretchy="false">&lt;</mo>
        <mn>0.05</mn>
      </mrow>
    </mrow>
    <annotation encoding="StarMath 5.0">sqrt{{{1} over {6}*(1-{1} over {6})} over {100}} approx 0.03727 &lt; 0.05 </annotation>
  </semantics>
</math>
</file>